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#2xStichkabel mit Kurzschluss</text:p>
          </table:table-cell>
          <table:table-cell/>
        </table:table-row>
        <table:table-row table:style-name="ro1">
          <table:table-cell office:value-type="string">
            <text:p>#f [Mhz]</text:p>
          </table:table-cell>
          <table:table-cell office:value-type="string">
            <text:p>Upp [mV]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04">
            <text:p>30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32">
            <text:p>33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8">
            <text:p>268</text:p>
          </table:table-cell>
        </table:table-row>
        <table:table-row table:style-name="ro2">
          <table:table-cell office:value-type="float" office:value="18.5">
            <text:p>18.5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19.5">
            <text:p>19.5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20.5">
            <text:p>20.5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52">
            <text:p>252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66">
            <text:p>26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76">
            <text:p>276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76">
            <text:p>276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52">
            <text:p>252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38.5">
            <text:p>38.5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39.5">
            <text:p>39.5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float" office:value="58.5">
            <text:p>58.5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59.5">
            <text:p>59.5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1">
            <text:p>9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78.5">
            <text:p>78.5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79.5">
            <text:p>79.5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3">
            <text:p>4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rahgames </meta:initial-creator>
    <meta:creation-date>2015-11-17T14:02:41</meta:creation-date>
    <dc:date>2015-11-17T15:01:48</dc:date>
    <dc:creator>lyrahgames </dc:creator>
    <meta:editing-duration>PT43M57S</meta:editing-duration>
    <meta:editing-cycles>1</meta:editing-cycles>
    <meta:document-statistic meta:table-count="3" meta:cell-count="169" meta:object-count="0"/>
    <meta:generator>LibreOffice/3.5$Linux_X86_64 LibreOffice_project/350m1$Build-2</meta:generator>
  </office:meta>
</office:document-meta>
</file>